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78cm" fo:min-width="6.229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523cm" fo:min-width="2.954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8pt" style:font-size-complex="18pt"/>
    </style:style>
    <style:style style:name="T1" style:family="text">
      <style:text-properties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31cm" svg:height="1.132cm" svg:x="7.093cm" svg:y="2.905cm">
          <text:p text:style-name="P1"><text:span text:style-name="T1">r0 = FF, <text:s text:c="2"/>r1 = 0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.831cm" svg:height="1.132cm" svg:x="7.096cm" svg:y="4.929cm">
          <text:p text:style-name="P1"><text:span text:style-name="T1">SHL r1 = 18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08cm" svg:y1="4.037cm" svg:x2="10.511cm" svg:y2="4.929cm" draw:start-shape="id1" draw:start-glue-point="2" draw:end-shape="id2" draw:end-glue-point="0" svg:d="M10508 4037l3 892">
          <text:p/>
        </draw:connector>
        <draw:custom-shape draw:style-name="gr1" draw:text-style-name="P2" xml:id="id3" draw:id="id3" draw:layer="layout" svg:width="6.831cm" svg:height="1.132cm" svg:x="7.096cm" svg:y="6.929cm">
          <text:p text:style-name="P1"><text:span text:style-name="T1">r0 = r0-r1 = FF-18 = E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11cm" svg:y1="6.061cm" svg:x2="10.511cm" svg:y2="6.929cm" draw:start-shape="id2" draw:start-glue-point="2" draw:end-shape="id3" draw:end-glue-point="0" svg:d="M10511 6061v868">
          <text:p/>
        </draw:connector>
        <draw:custom-shape draw:style-name="gr1" draw:text-style-name="P2" xml:id="id4" draw:id="id4" draw:layer="layout" svg:width="6.831cm" svg:height="1.132cm" svg:x="7.092cm" svg:y="8.905cm">
          <text:p text:style-name="P1"><text:span text:style-name="T1">r2 = 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831cm" svg:height="1.132cm" svg:x="7.095cm" svg:y="10.929cm">
          <text:p text:style-name="P1"><text:span text:style-name="T1">r1 = r2 = 03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07cm" svg:y1="10.037cm" svg:x2="10.51cm" svg:y2="10.929cm" draw:start-shape="id4" draw:start-glue-point="2" draw:end-shape="id5" draw:end-glue-point="0" svg:d="M10507 10037l3 892">
          <text:p/>
        </draw:connector>
        <draw:custom-shape draw:style-name="gr1" draw:text-style-name="P2" xml:id="id6" draw:id="id6" draw:layer="layout" svg:width="6.831cm" svg:height="1.132cm" svg:x="7.095cm" svg:y="12.929cm">
          <text:p text:style-name="P1"><text:span text:style-name="T1">IN r2: (r2 = C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1cm" svg:y1="12.061cm" svg:x2="10.51cm" svg:y2="12.929cm" draw:start-shape="id5" draw:start-glue-point="2" draw:end-shape="id6" draw:end-glue-point="0" svg:d="M10510 12061v868">
          <text:p/>
        </draw:connector>
        <draw:connector draw:style-name="gr2" draw:text-style-name="P1" draw:layer="layout" draw:type="line" svg:x1="10.511cm" svg:y1="8.061cm" svg:x2="10.507cm" svg:y2="8.905cm" draw:start-shape="id3" draw:start-glue-point="2" draw:end-shape="id4" draw:end-glue-point="0" svg:d="M10511 8061l-4 844">
          <text:p/>
        </draw:connector>
        <draw:custom-shape draw:style-name="gr1" draw:text-style-name="P2" xml:id="id7" draw:id="id7" draw:layer="layout" svg:width="6.831cm" svg:height="1.132cm" svg:x="7.092cm" svg:y="14.905cm">
          <text:p text:style-name="P1"><text:span text:style-name="T1">RAM70 = r2 = C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6.831cm" svg:height="1.132cm" svg:x="7.095cm" svg:y="16.929cm">
          <text:p text:style-name="P1"><text:span text:style-name="T1">r2 = r2+r1 = C0+03 = 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07cm" svg:y1="16.037cm" svg:x2="10.51cm" svg:y2="16.929cm" draw:start-shape="id7" draw:start-glue-point="2" draw:end-shape="id8" draw:end-glue-point="0" svg:d="M10507 16037l3 892">
          <text:p/>
        </draw:connector>
        <draw:custom-shape draw:style-name="gr1" draw:text-style-name="P2" xml:id="id9" draw:id="id9" draw:layer="layout" svg:width="6.831cm" svg:height="1.132cm" svg:x="7.095cm" svg:y="18.929cm">
          <text:p text:style-name="P1"><text:span text:style-name="T1">r2 = r2 NAND r0 = 3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1cm" svg:y1="18.061cm" svg:x2="10.51cm" svg:y2="18.929cm" draw:start-shape="id8" draw:start-glue-point="2" draw:end-shape="id9" draw:end-glue-point="0" svg:d="M10510 18061v868">
          <text:p/>
        </draw:connector>
        <draw:connector draw:style-name="gr2" draw:text-style-name="P1" draw:layer="layout" draw:type="line" svg:x1="10.51cm" svg:y1="14.061cm" svg:x2="10.507cm" svg:y2="14.905cm" draw:start-shape="id6" draw:start-glue-point="2" draw:end-shape="id7" draw:end-glue-point="0" svg:d="M10510 14061l-3 844">
          <text:p/>
        </draw:connector>
        <draw:custom-shape draw:style-name="gr1" draw:text-style-name="P2" xml:id="id10" draw:id="id10" draw:layer="layout" svg:width="6.831cm" svg:height="1.132cm" svg:x="7.091cm" svg:y="20.905cm">
          <text:p text:style-name="P1"><text:span text:style-name="T1">r0 = RAM70 = C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6.831cm" svg:height="1.132cm" svg:x="7.094cm" svg:y="22.929cm">
          <text:p text:style-name="P1"><text:span text:style-name="T1">SHR r0 = 6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06cm" svg:y1="22.037cm" svg:x2="10.509cm" svg:y2="22.929cm" draw:start-shape="id10" draw:start-glue-point="2" draw:end-shape="id11" draw:end-glue-point="0" svg:d="M10506 22037l3 892">
          <text:p/>
        </draw:connector>
        <draw:custom-shape draw:style-name="gr1" draw:text-style-name="P2" xml:id="id12" draw:id="id12" draw:layer="layout" svg:width="6.831cm" svg:height="1.132cm" svg:x="7.094cm" svg:y="24.929cm">
          <text:p text:style-name="P1"><text:span text:style-name="T1">r2 = r2+r0 = 3C+60 = 9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509cm" svg:y1="24.061cm" svg:x2="10.509cm" svg:y2="24.929cm" draw:start-shape="id11" draw:start-glue-point="2" draw:end-shape="id12" draw:end-glue-point="0" svg:d="M10509 24061v868">
          <text:p/>
        </draw:connector>
        <draw:connector draw:style-name="gr2" draw:text-style-name="P1" draw:layer="layout" draw:type="line" svg:x1="10.51cm" svg:y1="20.061cm" svg:x2="10.506cm" svg:y2="20.905cm" draw:start-shape="id9" draw:start-glue-point="2" draw:end-shape="id10" draw:end-glue-point="0" svg:d="M10510 20061l-4 844">
          <text:p/>
        </draw:connector>
        <draw:connector draw:style-name="gr2" draw:text-style-name="P1" draw:layer="layout" draw:type="line" svg:x1="13.926cm" svg:y1="19.495cm" svg:x2="15.097cm" svg:y2="19.49cm" draw:start-shape="id9" draw:start-glue-point="1" draw:end-shape="id13" draw:end-glue-point="3" svg:d="M13926 19495l1171-5">
          <text:p/>
        </draw:connector>
        <draw:custom-shape draw:style-name="gr3" draw:text-style-name="P2" xml:id="id13" draw:id="id13" draw:layer="layout" svg:width="3.556cm" svg:height="1.875cm" svg:x="15.097cm" svg:y="18.553cm">
          <text:p text:style-name="P1"><text:span text:style-name="T1">OUT r2 = 3C</text:span></text:p>
          <text:p text:style-name="P1"><text:span text:style-name="T1">0011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925cm" svg:y1="25.495cm" svg:x2="15.097cm" svg:y2="25.462cm" draw:start-shape="id12" draw:start-glue-point="1" draw:end-shape="id14" draw:end-glue-point="3" svg:d="M13925 25495l1172-33">
          <text:p/>
        </draw:connector>
        <draw:custom-shape draw:style-name="gr3" draw:text-style-name="P2" xml:id="id14" draw:id="id14" draw:layer="layout" svg:width="3.556cm" svg:height="1.875cm" svg:x="15.097cm" svg:y="24.525cm">
          <text:p text:style-name="P1"><text:span text:style-name="T1">OUT r2 = 9C</text:span></text:p>
          <text:p text:style-name="P1"><text:span text:style-name="T1">1001110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04T19:38:28.614000000</meta:creation-date>
    <dc:date>2017-01-25T23:17:38</dc:date>
    <meta:editing-duration>PT2M23S</meta:editing-duration>
    <meta:editing-cycles>2</meta:editing-cycles>
    <meta:generator>OpenOffice/4.1.3$Unix OpenOffice.org_project/413m1$Build-9783</meta:generator>
    <dc:creator>Ibrahim Hazmi</dc:creator>
    <meta:document-statistic meta:object-count="27"/>
  </office:meta>
</office:document-meta>
</file>